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2000000CB39C7F5640E8CAB9D.png" manifest:media-type="image/png"/>
  <manifest:file-entry manifest:full-path="Pictures/1000020100000114000000A90A237CCD9D07F73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officeooo:rsid="00016189" officeooo:paragraph-rsid="00016189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officeooo:rsid="00044e36" officeooo:paragraph-rsid="00044e36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044e36" officeooo:paragraph-rsid="00044e36"/>
    </style:style>
    <style:style style:name="P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Courier New" fo:font-size="9pt" officeooo:rsid="00062e7b" officeooo:paragraph-rsid="00062e7b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ificar lo necesario en la clase AccesoAlmacen para sincronizar el acceso de las máquinas y los</text:p>
      <text:p text:style-name="P3">robots al almacén de piezas, de forma que se cumplan los siguientes requisitos.</text:p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package pc.ejercicios4ii;</text:p>
            <text:p text:style-name="P5"/>
            <text:p text:style-name="P5">import java.util.concurrent.Semaphore;</text:p>
            <text:p text:style-name="P5"/>
            <text:p text:style-name="P5">class AccesoAlmacen {</text:p>
            <text:p text:style-name="P5"/>
            <text:p text:style-name="P5"><text:s text:c="4"/>//Supongo que el almacen inicialmente está vacio</text:p>
            <text:p text:style-name="P5"><text:s text:c="4"/>private final int MAX_PIEZAS;</text:p>
            <text:p text:style-name="P5"><text:s text:c="4"/>// TODO: Definir los semaforos necesarios</text:p>
            <text:p text:style-name="P5"><text:s text:c="4"/>Semaphore mutexRobot, mutexAlmacen, mutexMaquina;</text:p>
            <text:p text:style-name="P5"><text:s text:c="4"/></text:p>
            <text:p text:style-name="P5"><text:s text:c="4"/>public AccesoAlmacen(int maxPiezas) {</text:p>
            <text:p text:style-name="P5"><text:s text:c="8"/>MAX_PIEZAS = maxPiezas;</text:p>
            <text:p text:style-name="P5"><text:s text:c="8"/>// TODO: Inicializar los semaforos necesarios</text:p>
            <text:p text:style-name="P5"><text:s text:c="8"/>//Contabiliza las piezas del almacen</text:p>
            <text:p text:style-name="P5"><text:s text:c="8"/>this.mutexRobot = new Semaphore(0);</text:p>
            <text:p text:style-name="P5"><text:s text:c="8"/>this.mutexMaquina = new Semaphore(this.MAX_PIEZAS);</text:p>
            <text:p text:style-name="P5"><text:s text:c="8"/>//Vigila la exclusión de acceso al almacen</text:p>
            <text:p text:style-name="P5"><text:s text:c="8"/>this.mutexAlmacen = new Semaphore(1);</text:p>
            <text:p text:style-name="P5"><text:s text:c="4"/>}</text:p>
            <text:p text:style-name="P5"/>
            <text:p text:style-name="P5"><text:s text:c="4"/>public void inicioDepositar( ) throws InterruptedException {</text:p>
            <text:p text:style-name="P5"><text:s text:c="8"/>// TODO: Implementar el preprotocolo</text:p>
            <text:p text:style-name="P5"><text:s text:c="8"/>this.mutexMaquina.acquire();</text:p>
            <text:p text:style-name="P5"><text:s text:c="8"/>this.mutexAlmacen.acquire();</text:p>
            <text:p text:style-name="P5"><text:s text:c="4"/>}</text:p>
            <text:p text:style-name="P5"/>
            <text:p text:style-name="P5"><text:s text:c="4"/>public void finDepositar( ) {</text:p>
            <text:p text:style-name="P5"><text:s text:c="8"/>// TODO: Implementar el postprotocolo</text:p>
            <text:p text:style-name="P5"><text:s text:c="8"/>this.mutexAlmacen.release();</text:p>
            <text:p text:style-name="P5"><text:s text:c="8"/>this.mutexRobot.release();</text:p>
            <text:p text:style-name="P5"><text:s text:c="4"/>}</text:p>
            <text:p text:style-name="P5"/>
            <text:p text:style-name="P5"><text:s text:c="4"/>public void inicioRecoger( ) throws InterruptedException {</text:p>
            <text:p text:style-name="P5"><text:s text:c="8"/>// TODO: Implementar el preprotocolo</text:p>
            <text:p text:style-name="P5"><text:s text:c="8"/>this.mutexRobot.acquire();</text:p>
            <text:p text:style-name="P5"><text:s text:c="8"/>this.mutexAlmacen.acquire();</text:p>
            <text:p text:style-name="P5"><text:s text:c="4"/>}</text:p>
            <text:p text:style-name="P5"/>
            <text:p text:style-name="P5"><text:s text:c="4"/>public void finRecoger( ) {</text:p>
            <text:p text:style-name="P5"><text:s text:c="8"/>// TODO: Implementar el postprotocolo</text:p>
            <text:p text:style-name="P5"><text:s text:c="8"/>this.mutexAlmacen.release();</text:p>
            <text:p text:style-name="P5"><text:s text:c="8"/>this.mutexMaquina.release();</text:p>
            <text:p text:style-name="P5"><text:s text:c="4"/>}</text:p>
            <text:p text:style-name="P5"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97cm" style:rel-column-width="8084*"/>
    </style:style>
    <style:style style:name="Tabla1.B" style:family="table-column">
      <style:table-column-properties style:column-width="13.3cm" style:rel-column-width="51269*"/>
    </style:style>
    <style:style style:name="Tabla1.C" style:family="table-column">
      <style:table-column-properties style:column-width="1.603cm" style:rel-column-width="6182*"/>
    </style:style>
    <style:style style:name="Tabla1.1" style:family="table-row">
      <style:table-row-properties style:min-row-height="1.196cm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DejaVu Sans" officeooo:rsid="00044e36" officeooo:paragraph-rsid="00044e36"/>
    </style:style>
    <style:style style:name="MP2" style:family="paragraph" style:parent-style-name="Table_20_Contents">
      <style:paragraph-properties fo:text-align="center" style:justify-single-word="false"/>
      <style:text-properties style:font-name="DejaVu Sans" officeooo:rsid="00016189" officeooo:paragraph-rsid="00016189"/>
    </style:style>
    <style:style style:name="MP3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4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Table_20_Contents"><draw:frame draw:style-name="Mfr1" draw:name="Imagen1" text:anchor-type="paragraph" svg:x="0.064cm" svg:y="0cm" svg:width="1.709cm" svg:height="1.046cm" draw:z-index="0"><draw:image xlink:href="Pictures/1000020100000114000000A90A237CCD9D07F73B.png" xlink:type="simple" xlink:show="embed" xlink:actuate="onLoad"/></draw:frame><draw:frame draw:style-name="Mfr1" draw:name="Imagen2" text:anchor-type="paragraph" svg:x="15.598cm" svg:y="-0.011cm" svg:width="1.18cm" svg:height="1.06cm" draw:z-index="1"><draw:image xlink:href="Pictures/10000201000000E2000000CB39C7F5640E8CAB9D.png" xlink:type="simple" xlink:show="embed" xlink:actuate="onLoad"/></draw:frame></text:p>
            </table:table-cell>
            <table:table-cell table:style-name="Tabla1.A1" office:value-type="string">
              <text:p text:style-name="MP1">Ejercicios 4. SEMÁFOROS (II)</text:p>
              <text:p text:style-name="MP2">Alonso del Peso, Adrián (BF0002)</text:p>
            </table:table-cell>
            <table:table-cell table:style-name="Tabla1.A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34:29.783977442</meta:creation-date>
    <meta:editing-duration>PT8M28S</meta:editing-duration>
    <meta:editing-cycles>3</meta:editing-cycles>
    <meta:generator>LibreOffice/5.2.5.1$Linux_X86_64 LibreOffice_project/20m0$Build-1</meta:generator>
    <meta:initial-creator>Nairda Osnola</meta:initial-creator>
    <dc:date>2017-03-10T17:42:49.689672348</dc:date>
    <dc:creator>Nairda Osnola</dc:creator>
    <meta:document-statistic meta:table-count="2" meta:image-count="2" meta:object-count="0" meta:page-count="1" meta:paragraph-count="42" meta:word-count="161" meta:character-count="1551" meta:non-whitespace-character-count="1219"/>
  </office:meta>
</office:document-meta>
</file>